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style:style>
    <style:style style:name="P31" style:family="paragraph" style:parent-style-name="Text_20_body">
      <style:paragraph-properties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Standard" style:list-style-name="L25"/>
    <style:style style:name="P41" style:family="paragraph" style:parent-style-name="Standard" style:list-style-name="L33"/>
    <style:style style:name="P42"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Corps_20_de_20_texte.Paragraph" style:list-style-name="L22">
      <style:paragraph-properties fo:margin-left="1.251cm" fo:margin-right="0cm" fo:text-indent="0cm" style:auto-text-indent="fals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Heading_20_2" style:master-page-name="">
      <style:paragraph-properties style:page-number="auto" fo:break-before="page"/>
    </style:style>
    <style:style style:name="P84" style:family="paragraph" style:parent-style-name="Heading_20_3" style:master-page-name="">
      <style:paragraph-properties style:page-number="auto" fo:break-before="page"/>
    </style:style>
    <style:style style:name="P85" style:family="paragraph" style:parent-style-name="hlp_5f_list_5f_dot" style:list-style-name="hlp_5f_list_5f_dot"/>
    <style:style style:name="P86" style:family="paragraph" style:parent-style-name="descrText">
      <style:text-properties style:use-window-font-color="true" style:font-name="Bitstream Vera Sans" fo:font-size="8pt" fo:language="en" fo:country="US"/>
    </style:style>
    <style:style style:name="P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8" style:family="paragraph">
      <style:paragraph-properties fo:text-align="start"/>
      <style:text-properties style:text-line-through-style="none" style:font-name="Arial4" fo:font-size="10pt" fo:font-style="normal" style:text-underline-style="none" fo:font-weight="normal"/>
    </style:style>
    <style:style style:name="P89" style:family="paragraph">
      <style:paragraph-properties fo:text-align="center"/>
      <style:text-properties style:text-line-through-style="none" style:font-name="Arial4" fo:font-size="11pt" fo:font-style="normal" style:text-underline-style="none" fo:font-weight="normal"/>
    </style:style>
    <style:style style:name="P90"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style:font-name="Bitstream Vera Sans Mono1" fo:font-weight="bold" style:font-weight-asian="bold" style:font-weight-complex="bold" loext:opacity="100%"/>
    </style:style>
    <style:style style:name="T12" style:family="text">
      <style:text-properties fo:color="#800000" fo:font-weight="bold" style:font-weight-asian="bold" style:font-weight-complex="bold" loext:opacity="100%"/>
    </style:style>
    <style:style style:name="T13" style:family="text">
      <style:text-properties fo:color="#800000" fo:font-weight="bold" fo:background-color="#ffff00" style:font-weight-asian="bold" style:font-weight-complex="bold" loext:opacity="100%"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loext:opacity="0%"/>
    </style:style>
    <style:style style:name="T20" style:family="text">
      <style:text-properties style:use-window-font-color="true" style:font-name="Courier New1" fo:font-size="10pt" style:font-name-asian="Courier New1" style:font-size-asian="10pt" style:font-name-complex="Courier New1" style:font-size-complex="10pt" loext:opacity="0%"/>
    </style:style>
    <style:style style:name="T21" style:family="text">
      <style:text-properties fo:background-color="#ffcc99" loext:char-shading-value="0"/>
    </style:style>
    <style:style style:name="T22" style:family="text">
      <style:text-properties fo:color="#000000" loext:opacity="1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loext:opacity="100%"/>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cnv-0.99.0.oxt&#13;Update file created : yw-cnv.update.xml&#13;&#13;14.03.2021 23:38:06&#13;&#13;__ Compilation of the extension &quot;For all users&quot; __&#13;&#13;Extension package created : yw-cnv-s-0.99.0.oxt&#13;Update file created : yw-cnv-s.update.xml&#13;&#13;14.03.2021 23:38: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yw-cnv-L-0.99.0.oxt&#13;Update file created : yw-cnv-L.update.xml&#13;&#13;16.10.2022 13:06:45&#13;&#13;__ Compilation of the extension &quot;For all users&quot; __&#13;&#13;&#13;Extension package created : yw-cnv-Ls-0.99.0.oxt&#13;Update file created : yw-cnv-Ls.update.xml&#13;&#13;16.10.2022 13:06:4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tools eExtension : <text:file-name text:display="name">lo2yw7</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307315869146898303"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802872431704912121" text:style-name="L2">
        <text:list-item>
          <text:p text:style-name="P44">Version 2.1.2 :</text:p>
        </text:list-item>
      </text:list>
      <text:list xml:id="list8288481604622150377" text:style-name="L3">
        <text:list-item>
          <text:list>
            <text:list-item>
              <text:p text:style-name="P45">Localized help : resolved non-functional hyperlink due to API incompatibility introduced by Apache OpenOffice 4.1 (and LibreOffice 4.0).</text:p>
            </text:list-item>
          </text:list>
        </text:list-item>
      </text:list>
      <text:list xml:id="list34573900" text:continue-list="list5802872431704912121" text:style-name="L2">
        <text:list-item>
          <text:p text:style-name="P44">Version 2.1.1 :</text:p>
        </text:list-item>
      </text:list>
      <text:list xml:id="list3749859412734084757"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34559166" text:continue-list="list34573900" text:style-name="L2">
        <text:list-item>
          <text:p text:style-name="P44">Version 2.1.0 :</text:p>
        </text:list-item>
      </text:list>
      <text:list xml:id="list606890603929790176"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34580446" text:continue-list="list34559166" text:style-name="L2">
        <text:list-item>
          <text:p text:style-name="P44">Version 2.0.0 :</text:p>
        </text:list-item>
      </text:list>
      <text:list xml:id="list3009833849695646062"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34555081" text:continue-list="list34580446" text:style-name="L2">
        <text:list-item>
          <text:p text:style-name="P44">Version 1.5.3 :</text:p>
        </text:list-item>
      </text:list>
      <text:list xml:id="list3628421067895434599"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548045107464168117"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lo2yw7</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name="Form1" draw:style-name="gr1" draw:text-style-name="P88" svg:width="0.802cm" svg:height="0.451cm" svg:x="2.3cm" svg:y="0.199cm" draw:control="control1"/><draw:control text:anchor-type="paragraph" draw:z-index="4" draw:name="Form2" draw:style-name="gr1" draw:text-style-name="P88"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name="Form3" draw:style-name="gr1" draw:text-style-name="P88" svg:width="0.802cm" svg:height="0.451cm" svg:x="2.304cm" svg:y="0.199cm" draw:control="control3"/><draw:control text:anchor-type="paragraph" draw:z-index="6" draw:name="Form4" draw:style-name="gr1" draw:text-style-name="P88" svg:width="9cm" svg:height="0.451cm" svg:x="3.6cm" svg:y="0.196cm" draw:control="control4"/>To version</text:p>
      <text:p text:style-name="Frame_20_contents"/>
      <text:p text:style-name="Frame_20_contents"/>
      <text:p text:style-name="Frame_20_contents"><draw:control text:anchor-type="paragraph" draw:z-index="7" draw:name="Form5" draw:style-name="gr1" draw:text-style-name="P89" svg:width="8.362cm" svg:height="0.689cm" svg:x="3.621cm" svg:y="0.252cm" draw:control="control5"/></text:p>
      <text:p text:style-name="Frame_20_contents"/>
      <text:p text:style-name="P34">Compilation results</text:p>
      <text:p text:style-name="P34"><draw:control text:anchor-type="paragraph" draw:z-index="8" draw:name="Form6" draw:style-name="gr1" draw:text-style-name="P90"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name="Form7" draw:style-name="gr1" draw:text-style-name="P88" svg:width="0.802cm" svg:height="0.451cm" svg:x="2.33cm" svg:y="0.199cm" draw:control="control6"/><draw:control text:anchor-type="paragraph" draw:z-index="11" draw:name="Form8" draw:style-name="gr1" draw:text-style-name="P88"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name="Form9" draw:style-name="gr1" draw:text-style-name="P88" svg:width="0.802cm" svg:height="0.451cm" svg:x="2.33cm" svg:y="0.199cm" draw:control="control8"/><draw:control text:anchor-type="paragraph" draw:z-index="13" draw:name="Form10" draw:style-name="gr1" draw:text-style-name="P88" svg:width="9cm" svg:height="0.451cm" svg:x="3.692cm" svg:y="0.199cm" draw:control="control9"/>To version</text:p>
      <text:p text:style-name="Frame_20_contents"/>
      <text:p text:style-name="Frame_20_contents"/>
      <text:p text:style-name="Frame_20_contents"><draw:control text:anchor-type="paragraph" draw:z-index="14" draw:name="Form11" draw:style-name="gr1" draw:text-style-name="P89" svg:width="8.362cm" svg:height="0.689cm" svg:x="3.674cm" svg:y="0.367cm" draw:control="control10"/></text:p>
      <text:p text:style-name="Frame_20_contents"/>
      <text:p text:style-name="P34">Compilation results</text:p>
      <text:p text:style-name="Frame_20_contents"><draw:control text:anchor-type="paragraph" draw:z-index="15" draw:name="Form12" draw:style-name="gr1" draw:text-style-name="P90"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name="Form13" draw:style-name="gr1" draw:text-style-name="P88" svg:width="0.802cm" svg:height="0.451cm" svg:x="2.33cm" svg:y="0.199cm" draw:control="control11"/><draw:control text:anchor-type="paragraph" draw:z-index="18" draw:name="Form14" draw:style-name="gr1" draw:text-style-name="P88" svg:width="9cm" svg:height="0.451cm" svg:x="3.692cm" svg:y="0.199cm" draw:control="control12"/>From version</text:p>
      <text:p text:style-name="Frame_20_contents"/>
      <text:p text:style-name="Frame_20_contents"/>
      <text:p text:style-name="Frame_20_contents"><draw:control text:anchor-type="paragraph" draw:z-index="19" draw:name="Form15" draw:style-name="gr1" draw:text-style-name="P89"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name="Form16" draw:style-name="gr1" draw:text-style-name="P90" svg:width="14.001cm" svg:height="4.001cm" svg:x="0.4cm" svg:y="0.459cm" draw:control="control16"/></text:p>
      <text:p text:style-name="Frame_20_contents"/>
     </draw:text-box>
    </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110408797228436573"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82180709587043853"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9165439091158261315"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330554769349488248"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765062651638493710"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7937364691181087493"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598080153125886175"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510095083973508436"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81330386998213907" text:style-name="L17">
        <text:list-item>
          <text:p text:style-name="P59">Arg1 : <text:span text:style-name="InstructionMacro">String</text:span> : mandatory, type of control used for the button</text:p>
        </text:list-item>
      </text:list>
      <text:list xml:id="list2048923073543528651"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5269465895337901835"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605800690828014352"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057389230584131160"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129837132194747499"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839157875519852955"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421434176062824874"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437465547232264350"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78470404641531302"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559724783269767263"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224435004958646648"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417702838237080469"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625208766797969334"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727748427915198453"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044405807911571047"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988589686924577422"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930180316374032242"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lo2yw7</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Export to yw7</text:p>
      <text:p text:style-name="tooltipText"/>
      <text:p text:style-name="tooltipLang"><text:bookmark-start text:name="__RefHeading__44467_325084090"/>Tooltip de<text:bookmark-end text:name="__RefHeading__44467_325084090"/></text:p>
      <text:p text:style-name="descrText">Export zu yw7</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Export to a yw7 project.</text:p>
      <text:p text:style-name="P39"><text:soft-page-break/>- Export rewritable documents generated from yw7.<text:line-break/>- Generate a new yw7 file from a work in progress or an outline.</text:p>
      <text:p text:style-name="descrLang"><text:bookmark-start text:name="__RefHeading__78156_325084090"/>Description de<text:bookmark-end text:name="__RefHeading__78156_325084090"/></text:p>
      <text:p text:style-name="descrText">In ein yw7-Projekt exportieren:</text:p>
      <text:p text:style-name="descrText">- Zurückschreibbare Dokumente exportieren, die aus yw7 generiert wurden.<text:line-break/>- Eine neue yw7-Datei aus einem Text (work in progress) oder einer Dokumentenstruktur (outline) erzeugen.<text:line-break/><text:line-break/></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134999700180303981"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2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2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04490168407451675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90792833538790817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56012639035052083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2">Arguments of an index</text:p>
      <text:list xml:id="list3455750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38504141920749162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3">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3">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3">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3362535041483238" text:style-name="hlp_5f_tipimg">
        <text:list-item>
          <text:p text:style-name="hlp_5f_tip">A control in a form can also use this URL in its property Help URL.</text:p>
        </text:list-item>
      </text:list>
      <text:p text:style-name="hlp_5f_head3">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40110234302740505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2">Style hlp_head3</text:p>
      <text:p text:style-name="hlp_5f_head3">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2">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2">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69</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71</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71</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71</dc:date>
     <text:p>internal</text:p>
     <text:p>Page2</text:p>
     <text:p/>
    </office:annotation>Paragraph styles</text:p>
      <text:p text:style-name="P28"><office:annotation>
     <dc:creator>BM</dc:creator>
     <dc:date>2008-03-13T00:00:00.71</dc:date>
     <text:p>internal</text:p>
     <text:p>Page7</text:p>
     <text:p/>
    </office:annotation>Hyperlinks</text:p>
      <text:p text:style-name="hlp_5f_paragraph"><text:span text:style-name="T14"><office:annotation>
      <dc:creator>BM</dc:creator>
      <dc:date>2008-03-13T00:00:00.72</dc:date>
      <text:p>internal</text:p>
      <text:p>Page3</text:p>
      <text:p/>
     </office:annotation></text:span><text:span text:style-name="T14">Text formatting</text:span></text:p>
      <text:p text:style-name="P28"><office:annotation>
     <dc:creator>BM</dc:creator>
     <dc:date>2008-03-26T00:00:00.72</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72</dc:date>
     <text:p>internal</text:p>
     <text:p>Page2</text:p>
     <text:p>codes</text:p>
     <text:p/>
    </office:annotation><text:span text:style-name="T14">to the bottom of page 2</text:span>.</text:p>
      <text:p text:style-name="hlp_5f_head2">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2</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2</dc:date>
     <text:p>external</text:p>
     <text:p>text/swriter/main0210.xhp</text:p>
     <text:p/>
    </office:annotation><text:span text:style-name="T14">Preview topic</text:span> </text:p>
      <text:p text:style-name="hlp_5f_paragraph">This hyperlink displays <text:s/><office:annotation>
     <dc:creator>BM</dc:creator>
     <dc:date>2008-03-15T00:00:00.72</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4564451" text:continue-list="list104490168407451675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4581845" text:continue-list="list3455750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4</dc:date>
     <text:p text:style-name="P87"><text:span text:style-name="T23">image</text:span></text:p>
     <text:p text:style-name="P87"><text:span text:style-name="T23">Images/Help/dontfeedtrolls.gif</text:span></text:p>
     <text:p text:style-name="P87"><text:span text:style-name="T23">icon</text:span></text:p>
     <text:p text:style-name="P87"><text:span text:style-name="T23"/></text:p>
    </office:annotation> within a text.</text:p>
      <text:p text:style-name="hlp_5f_paragraph"><text:line-break/><text:line-break/>Now a bigger image in a blank line.</text:p>
      <text:p text:style-name="hlp_5f_paragraph"><office:annotation>
     <dc:creator>Bernard Marcelly</dc:creator>
     <dc:date>2009-01-24T10:50:50.74</dc:date>
     <text:p text:style-name="P87"><text:span text:style-name="T23">image</text:span></text:p>
     <text:p text:style-name="P87"><text:span text:style-name="T23">Images/Help/sailingShip.wmf</text:span></text:p>
     <text:p text:style-name="P87"><text:span text:style-name="T23">Old sailing ship</text:span></text:p>
     <text:p text:style-name="P87"><text:span text:style-name="T23"/></text:p>
    </office:annotation></text:p>
      <text:p text:style-name="hlp_5f_paragraph"/>
      <text:p text:style-name="hlp_5f_paragraph"><text:line-break/><text:line-break/>Finally an image<office:annotation>
     <dc:creator>Bernard Marcelly</dc:creator>
     <dc:date>2009-01-24T20:53:22.75</dc:date>
     <text:p text:style-name="P87"><text:span text:style-name="T23">imageOOo</text:span></text:p>
     <text:p text:style-name="P87"><text:span text:style-name="T23">sd/res/get1obj.png</text:span></text:p>
    </office:annotation> from OpenOffice resources</text:p>
      <text:p text:style-name="hlp_5f_page">Page10 : Creating the Help tree</text:p>
      <text:list xml:id="list34583115" text:continue-list="list3456445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lo2yw7</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7 Export</text:p>
      <text:p text:style-name="hlp_5f_head1">The yw-cnv extension for LibreOffice: Import and export yWriter 7 projects</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34553597" text:continue-list="list34581845"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34561132"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5"><text:span text:style-name="hlp_5f_emph">* * *</text:span> <text:s/>--&gt; <text:s/>Scene divider (unless there is a heading).</text:p>
        </text:list-item>
        <text:list-item>
          <text:p text:style-name="P85">All other text is considered to be scene content.</text:p>
        </text:list-item>
      </text:list>
      <text:p text:style-name="hlp_5f_head5">Formatting an outline:</text:p>
      <text:p text:style-name="hlp_5f_paragraph">An outline has at least one third level heading.</text:p>
      <text:list xml:id="list34584331"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lo2yw7</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59" meta:word-count="13571" meta:character-count="8388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lo2yw7", "0.99.0") 

  setExtensionDescription("en, de")
  setDisplayName("en", "lo2yw7 -yw7 export for LibreOffice.")
  setDisplayName("de", "lo2yw7 - yw7-Export für LibreOffice.")
  setTooltip("en, de", "en") ' deprecated ! starting from 3.1,use instead setExtensionDescription
  
  setPublisherName("en", "Peter Triesberger", "https://github.com/peter88213")
  setLicense("en")

  beginUpdateInformation("direct", "direct") 
	setUpdateSource("https://raw.githubusercontent.com/peter88213/lo2yw7/main/", "https://raw.githubusercontent.com/peter88213/lo2yw7/main/dist/")
  endUpdateInformation
  
endDescription  



beginAnnexes 
  useLibrary("Python", "lo2yw7/")
endAnnexes

beginAddonUI


  beginOfficeHelp
	   beginTitles
	  	setTitle("Export to yw7 Help", "en")
    	setTitle("Export zu yw7 Hilfe", "de")
      endTitles
      setURL("Python", "help/help.py", "show_help")
  endOfficeHelp

  beginOfficeMenuBarMerging  
    beginMergeInstruction("StartModule, Writer, Calc")
      setMergePoint(".uno:PickList\.uno:Save", "AddBefore", "Ignore")
      beginMergeItems
        addSeparator
		beginCommand
            beginTitles("Writer, Calc")
		 	    setTitle("Export to yWriter", "en")
		        setTitle("Zu yWriter exportieren", "de")
            endTitles
            setURL("Python", "lo2yw7/lo2yw7.py", "export_yw")
		endCommand
        addSeparator
      endMergeItems
    endMergeInstruction

      
    beginMergeInstruction("Writer")
      	setMergePoint(".uno:FormatMenu\.uno:PageDialog", "AddAfter", "AddLast") 
      	beginMergeItems  
        	addSeparator	
			beginCommand
	            beginTitles
			 	    setTitle("Replace scene dividers with blank lines", "en")
			        setTitle("Abschnittstrenner durch Leerzeilen ersetzen", "de")
	            endTitles
				    setURL("Python", "lo2yw7/yw_format.py", "to_blank_lines")
			endCommand  	     
			beginCommand
	            beginTitles
			 	    setTitle("Indent paragraphs that start with '&gt; '", "en")
			        setTitle("Absätze einrücken, die mit '&gt; ' beginnen", "de")
	            endTitles
	    			setURL("Python", "lo2yw7/yw_format.py", "indent_paragraphs")
			endCommand            	
			beginCommand
	            beginTitles
			 	    setTitle("Replace list strokes with bullets", "en")
			        setTitle("Aufzählungsstriche ersetzen", "de")
	            endTitles
	    			setURL("Python", "lo2yw7/yw_format.py", "replace_bullets")
			endCommand
        	addSeparator	   	     
      	endMergeItems           
    endMergeInstruction
  endOfficeMenuBarMerging

  beginAddonMenu
    beginMenu
      beginTitles
	      setTitle("w7 Export")
      endTitles
      beginMenuItems
		beginCommand
            beginTitles("Writer, Calc")
		 	    setTitle("Export to yWriter", "en")
		        setTitle("Zu yWriter exportieren", "de")
            endTitles
            setURL("Python", "lo2yw7/lo2yw7.py", "export_yw")
		endCommand
       	addSeparator		
		beginCommand
            beginTitles
		 	    setTitle("Help", "en")
		        setTitle("Hilfe", "de")
            endTitles
            setURL("Python", "help/help.py", "show_help")
		endCommand		
        addSeparator      	
	    beginCommand
            beginTitles
		   	    setTitle("Replace scene dividers with blank lines", "en")
		        setTitle("Abschnittstrenner durch Leerzeilen ersetzen", "de")
            endTitles
		    setURL("Python", "lo2yw7/yw_format.py", "to_blank_lines")
	    endCommand
		beginCommand
        	beginTitles
	 	    	setTitle("Indent paragraphs that start with '&gt; '", "en")
	        	setTitle("Absätze einrücken, die mit '&gt; ' beginnen", "de")
        	endTitles
   			setURL("Python", "lo2yw7/yw_format.py", "indent_paragraphs")
		endCommand
		beginCommand
            beginTitles
		 	    setTitle("Replace list strokes with bullets", "en")
		        setTitle("Aufzählungsstriche ersetzen", "de")
            endTitles
    		setURL("Python", "lo2yw7/yw_format.py", "replace_bullets")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